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Preformatted_20_Text">
      <style:paragraph-properties fo:margin-left="0in" fo:margin-right="0in" fo:text-indent="0in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officeooo:rsid="0019a79e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 — this already tells me a lot about your system. 👍<text:line-break/>You actually have a <text:span text:style-name="Strong_20_Emphasis">very solid architecture already</text:span>, and we do <text:span text:style-name="Strong_20_Emphasis">not need to change much</text:span>.</text:p>
      <text:p text:style-name="Text_20_body">Key things I see from what you sent:</text:p>
      <text:p text:style-name="Text_20_body"><text:span text:style-name="Strong_20_Emphasis">You already have:</text:span></text:p>
      <text:list text:style-name="L1">
        <text:list-item>
          <text:p text:style-name="P5">Cloudflare <text:span text:style-name="Strong_20_Emphasis">Worker</text:span></text:p>
        </text:list-item>
        <text:list-item>
          <text:p text:style-name="P5"><text:span text:style-name="Strong_20_Emphasis">Durable Object</text:span> (for ratings)</text:p>
        </text:list-item>
        <text:list-item>
          <text:p text:style-name="P5">static frontend in <text:span text:style-name="Source_20_Text">/public</text:span></text:p>
        </text:list-item>
        <text:list-item>
          <text:p text:style-name="P5">Node environment for tools (QR generation)</text:p>
        </text:list-item>
        <text:list-item>
          <text:p text:style-name="P5">Wrangler deployment</text:p>
        </text:list-item>
        <text:list-item>
          <text:p text:style-name="P5">Workers static site bucket</text:p>
        </text:list-item>
      </text:list>
      <text:p text:style-name="Text_20_body">That is <text:span text:style-name="Strong_20_Emphasis">exactly the right stack</text:span> for what you're building.</text:p>
      <text:p text:style-name="Horizontal_20_Line"/>
      <text:h text:style-name="Heading_20_1" text:outline-level="1">First — Current Architecture (from your files)</text:h>
      <text:p text:style-name="Text_20_body">Your app currently looks like this:</text:p>
      <text:section text:style-name="Sect1" text:name="code-block-viewer">
        <text:p text:style-name="P1">rateme/</text:p>
        <text:p text:style-name="Preformatted_20_Text">│</text:p>
        <text:p text:style-name="Preformatted_20_Text">├── public/</text:p>
        <text:p text:style-name="Preformatted_20_Text">│ <text:s text:c="2"/>├── index.html</text:p>
        <text:p text:style-name="Preformatted_20_Text">│ <text:s text:c="2"/>├── app.js</text:p>
        <text:p text:style-name="Preformatted_20_Text">│ <text:s text:c="2"/>├── styles.css</text:p>
        <text:p text:style-name="Preformatted_20_Text">│ <text:s text:c="2"/>├── businesses.json <text:s text:c="4"/>(currently static)</text:p>
        <text:p text:style-name="Preformatted_20_Text">│ <text:s text:c="2"/>└── images/</text:p>
        <text:p text:style-name="Preformatted_20_Text">│</text:p>
        <text:p text:style-name="Preformatted_20_Text">├── src/</text:p>
        <text:p text:style-name="Preformatted_20_Text">│ <text:s text:c="2"/>└── worker.js <text:s text:c="10"/>(API + Durable Object)</text:p>
        <text:p text:style-name="Preformatted_20_Text">│</text:p>
        <text:p text:style-name="Preformatted_20_Text">├── generateQR.js <text:s text:c="10"/>(local tool)</text:p>
        <text:p text:style-name="Preformatted_20_Text">│</text:p>
        <text:p text:style-name="Preformatted_20_Text">├── manifest.json</text:p>
        <text:p text:style-name="Preformatted_20_Text">├── package.json</text:p>
        <text:p text:style-name="Preformatted_20_Text">└── wrangler.toml</text:p>
      </text:section>
      <text:p text:style-name="Text_20_body">And the runtime flow is:</text:p>
      <text:section text:style-name="Sect1" text:name="Section1">
        <text:p text:style-name="P1"><text:bookmark text:name="code-block-viewer"/>Browser</text:p>
        <text:p text:style-name="Preformatted_20_Text"><text:s text:c="3"/>│</text:p>
        <text:p text:style-name="Preformatted_20_Text"><text:s text:c="3"/>│ GET /businesses.json</text:p>
        <text:p text:style-name="Preformatted_20_Text"><text:s text:c="3"/>▼</text:p>
        <text:p text:style-name="Preformatted_20_Text">Static file from Cloudflare bucket</text:p>
        <text:p text:style-name="Preformatted_20_Text">Browser</text:p>
        <text:p text:style-name="Preformatted_20_Text"><text:s text:c="3"/>│</text:p>
        <text:p text:style-name="Preformatted_20_Text"><text:s text:c="3"/>│ POST rating</text:p>
        <text:p text:style-name="Preformatted_20_Text"><text:s text:c="3"/>▼</text:p>
        <text:p text:style-name="Preformatted_20_Text">Worker</text:p>
        <text:p text:style-name="Preformatted_20_Text"><text:s text:c="3"/>│</text:p>
        <text:p text:style-name="Preformatted_20_Text"><text:s text:c="3"/>▼</text:p>
        <text:p text:style-name="Preformatted_20_Text">Durable Object</text:p>
      </text:section>
      <text:p text:style-name="Text_20_body">That is <text:span text:style-name="Strong_20_Emphasis">perfect for ratings</text:span>, but <text:span text:style-name="Strong_20_Emphasis">not good for adding businesses</text:span>.</text:p>
      <text:p text:style-name="Text_20_body"><text:soft-page-break/>Because static files <text:span text:style-name="Strong_20_Emphasis">cannot be written to</text:span>.</text:p>
      <text:p text:style-name="Horizontal_20_Line"/>
      <text:h text:style-name="Heading_20_1" text:outline-level="1">Second — The Big Change Needed</text:h>
      <text:p text:style-name="Text_20_body">Right now:</text:p>
      <text:section text:style-name="Sect1" text:name="Section2">
        <text:p text:style-name="P1"><text:bookmark text:name="code-block-viewer Copy 1"/>businesses.json <text:s/>(STATIC FILE)</text:p>
      </text:section>
      <text:p text:style-name="Text_20_body">This <text:span text:style-name="Strong_20_Emphasis">cannot be updated by users</text:span>.</text:p>
      <text:p text:style-name="Text_20_body">So when someone scans a QR code or adds a business, we need:</text:p>
      <text:section text:style-name="Sect1" text:name="Section3">
        <text:p text:style-name="P1"><text:bookmark text:name="code-block-viewer Copy 2"/>Worker API → KV storage</text:p>
      </text:section>
      <text:p text:style-name="Horizontal_20_Line"/>
      <text:h text:style-name="Heading_20_1" text:outline-level="1">Correct Future Architecture</text:h>
      <text:section text:style-name="Sect1" text:name="Section4">
        <text:p text:style-name="P1"><text:bookmark text:name="code-block-viewer Copy 3"/>Browser</text:p>
        <text:p text:style-name="Preformatted_20_Text"><text:s text:c="3"/>│</text:p>
        <text:p text:style-name="Preformatted_20_Text"><text:s text:c="3"/>│ GET /api/businesses</text:p>
        <text:p text:style-name="Preformatted_20_Text"><text:s text:c="3"/>▼</text:p>
        <text:p text:style-name="Preformatted_20_Text">Worker</text:p>
        <text:p text:style-name="Preformatted_20_Text"><text:s text:c="3"/>│</text:p>
        <text:p text:style-name="Preformatted_20_Text"><text:s text:c="3"/>▼</text:p>
        <text:p text:style-name="Preformatted_20_Text">Cloudflare KV</text:p>
        <text:p text:style-name="Preformatted_20_Text"><text:s text:c="3"/>│</text:p>
        <text:p text:style-name="Preformatted_20_Text"><text:s text:c="3"/>▼</text:p>
        <text:p text:style-name="Preformatted_20_Text">list of businesses</text:p>
      </text:section>
      <text:p text:style-name="Text_20_body">Then:</text:p>
      <text:section text:style-name="Sect1" text:name="Section5">
        <text:p text:style-name="P1"><text:bookmark text:name="code-block-viewer Copy 4"/>QR scan</text:p>
        <text:p text:style-name="Preformatted_20_Text"><text:s text:c="3"/>│</text:p>
        <text:p text:style-name="Preformatted_20_Text"><text:s text:c="3"/>▼</text:p>
        <text:p text:style-name="Preformatted_20_Text">POST /api/business</text:p>
        <text:p text:style-name="Preformatted_20_Text"><text:s text:c="3"/>│</text:p>
        <text:p text:style-name="Preformatted_20_Text"><text:s text:c="3"/>▼</text:p>
        <text:p text:style-name="Preformatted_20_Text">Worker</text:p>
        <text:p text:style-name="Preformatted_20_Text"><text:s text:c="3"/>│</text:p>
        <text:p text:style-name="Preformatted_20_Text"><text:s text:c="3"/>▼</text:p>
        <text:p text:style-name="Preformatted_20_Text">KV.put()</text:p>
      </text:section>
      <text:p text:style-name="Horizontal_20_Line"/>
      <text:h text:style-name="Heading_20_1" text:outline-level="1">Third — Business Storage Design</text:h>
      <text:p text:style-name="Text_20_body">We store <text:span text:style-name="Strong_20_Emphasis">each business separately</text:span>.</text:p>
      <text:p text:style-name="Text_20_body">In KV:</text:p>
      <text:section text:style-name="Sect1" text:name="Section6">
        <text:p text:style-name="P1"><text:bookmark text:name="code-block-viewer Copy 5"/>key: business:johns-coffee</text:p>
        <text:p text:style-name="Preformatted_20_Text">value:</text:p>
        <text:p text:style-name="Preformatted_20_Text">{</text:p>
        <text:p text:style-name="Preformatted_20_Text"><text:s text:c="2"/>id: "johns-coffee",</text:p>
        <text:p text:style-name="Preformatted_20_Text"><text:s text:c="2"/>name: "Johns Coffee",</text:p>
        <text:p text:style-name="Preformatted_20_Text"><text:s text:c="2"/>email: "info@johnscoffee.nz",</text:p>
        <text:p text:style-name="Preformatted_20_Text"><text:s text:c="2"/>location: "132 George Street",</text:p>
        <text:p text:style-name="Preformatted_20_Text"><text:s text:c="2"/>lat: -36.88405,</text:p>
        <text:p text:style-name="Preformatted_20_Text"><text:s text:c="2"/>lng: 174.83155</text:p>
        <text:p text:style-name="Preformatted_20_Text"><text:soft-page-break/>}</text:p>
      </text:section>
      <text:p text:style-name="Text_20_body">We also keep a <text:span text:style-name="Strong_20_Emphasis">list index</text:span>:</text:p>
      <text:section text:style-name="Sect1" text:name="Section7">
        <text:p text:style-name="P1"><text:bookmark text:name="code-block-viewer Copy 6"/>key: businesses:list</text:p>
        <text:p text:style-name="Preformatted_20_Text">[</text:p>
        <text:p text:style-name="Preformatted_20_Text"><text:s/>"johns-coffee",</text:p>
        <text:p text:style-name="Preformatted_20_Text"><text:s/>"sallys-cafe",</text:p>
        <text:p text:style-name="Preformatted_20_Text"><text:s/>"downtown-bakery"</text:p>
        <text:p text:style-name="Preformatted_20_Text">]</text:p>
      </text:section>
      <text:p text:style-name="Horizontal_20_Line"/>
      <text:h text:style-name="Heading_20_1" text:outline-level="1">Fourth — Why This Matters</text:h>
      <text:p text:style-name="Text_20_body">This lets you:</text:p>
      <text:p text:style-name="Text_20_body">✔ add businesses<text:line-break/>✔ update businesses<text:line-break/>✔ avoid duplicates<text:line-break/>✔ scale to <text:span text:style-name="Strong_20_Emphasis">millions of businesses</text:span></text:p>
      <text:p text:style-name="Text_20_body">Static JSON would break very quickly.</text:p>
      <text:p text:style-name="Horizontal_20_Line"/>
      <text:h text:style-name="Heading_20_1" text:outline-level="1">Fifth — QR Code Flow (Your idea is good)</text:h>
      <text:p text:style-name="Text_20_body">When user scans:</text:p>
      <text:p text:style-name="Text_20_body">QR contains:</text:p>
      <text:section text:style-name="Sect1" text:name="Section8">
        <text:p text:style-name="P1"><text:bookmark text:name="code-block-viewer Copy 7"/>{</text:p>
        <text:p text:style-name="Preformatted_20_Text"><text:s/>id: "johns-coffee",</text:p>
        <text:p text:style-name="Preformatted_20_Text"><text:s/>name: "Johns Coffee",</text:p>
        <text:p text:style-name="Preformatted_20_Text"><text:s/>email: "info@johnscoffee.nz",</text:p>
        <text:p text:style-name="Preformatted_20_Text"><text:s/>lat: -36.88405,</text:p>
        <text:p text:style-name="Preformatted_20_Text"><text:s/>lng: 174.83155</text:p>
        <text:p text:style-name="Preformatted_20_Text">}</text:p>
      </text:section>
      <text:p text:style-name="Text_20_body">App flow:</text:p>
      <text:section text:style-name="Sect1" text:name="Section9">
        <text:p text:style-name="P1"><text:bookmark text:name="code-block-viewer Copy 8"/>scan QR</text:p>
        <text:p text:style-name="Preformatted_20_Text"><text:s text:c="3"/>│</text:p>
        <text:p text:style-name="Preformatted_20_Text"><text:s text:c="3"/>▼</text:p>
        <text:p text:style-name="Preformatted_20_Text">decode JSON</text:p>
        <text:p text:style-name="Preformatted_20_Text"><text:s text:c="3"/>│</text:p>
        <text:p text:style-name="Preformatted_20_Text"><text:s text:c="3"/>▼</text:p>
        <text:p text:style-name="Preformatted_20_Text">POST /api/business</text:p>
        <text:p text:style-name="Preformatted_20_Text"><text:s text:c="3"/>│</text:p>
        <text:p text:style-name="Preformatted_20_Text"><text:s text:c="3"/>▼</text:p>
        <text:p text:style-name="Preformatted_20_Text">worker checks:</text:p>
        <text:p text:style-name="Preformatted_20_Text">if business exists</text:p>
        <text:p text:style-name="Preformatted_20_Text"><text:s text:c="4"/>ignore</text:p>
        <text:p text:style-name="Preformatted_20_Text">else</text:p>
        <text:p text:style-name="Preformatted_20_Text"><text:s text:c="4"/>create</text:p>
      </text:section>
      <text:p text:style-name="Text_20_body">Then:</text:p>
      <text:section text:style-name="Sect1" text:name="Section10">
        <text:p text:style-name="P1"><text:bookmark text:name="code-block-viewer Copy 9"/>reload business list</text:p>
      </text:section>
      <text:p text:style-name="Text_20_body">Exactly what you suggested.</text:p>
      <text:p text:style-name="Horizontal_20_Line"/>
      <text:h text:style-name="Heading_20_1" text:outline-level="1"><text:soft-page-break/>Sixth — Your "no email no business" rule</text:h>
      <text:p text:style-name="Text_20_body">This is <text:span text:style-name="Strong_20_Emphasis">100% correct</text:span>.</text:p>
      <text:p text:style-name="Text_20_body">Make it a <text:span text:style-name="Strong_20_Emphasis">hard rule</text:span>.</text:p>
      <text:section text:style-name="Sect1" text:name="Section11">
        <text:p text:style-name="P1"><text:bookmark text:name="code-block-viewer Copy 10"/>if (!email) reject</text:p>
      </text:section>
      <text:p text:style-name="Text_20_body">Because:</text:p>
      <text:p text:style-name="Text_20_body">Email becomes your <text:span text:style-name="Strong_20_Emphasis">business identity</text:span>.</text:p>
      <text:p text:style-name="Text_20_body">You can later add:</text:p>
      <text:section text:style-name="Sect1" text:name="Section12">
        <text:p text:style-name="P1"><text:bookmark text:name="code-block-viewer Copy 11"/>business owner login</text:p>
        <text:p text:style-name="Preformatted_20_Text">verification</text:p>
        <text:p text:style-name="Preformatted_20_Text">editing</text:p>
        <text:p text:style-name="Preformatted_20_Text">analytics</text:p>
      </text:section>
      <text:p text:style-name="Horizontal_20_Line"/>
      <text:h text:style-name="Heading_20_1" text:outline-level="1">Seventh — Duplicate Businesses</text:h>
      <text:p text:style-name="Text_20_body">Your example:</text:p>
      <text:section text:style-name="Sect1" text:name="Section13">
        <text:p text:style-name="P1"><text:bookmark text:name="code-block-viewer Copy 12"/>Johns Coffee 132 George</text:p>
        <text:p text:style-name="Preformatted_20_Text">John Cafe 132 George</text:p>
        <text:p text:style-name="Preformatted_20_Text">Johns 134 George</text:p>
      </text:section>
      <text:p text:style-name="Text_20_body">We solve this with:</text:p>
      <text:section text:style-name="Sect1" text:name="Section14">
        <text:p text:style-name="P1"><text:bookmark text:name="code-block-viewer Copy 13"/>email = unique ID</text:p>
      </text:section>
      <text:p text:style-name="Text_20_body">If two businesses have same email → same business.</text:p>
      <text:p text:style-name="Text_20_body">If not:</text:p>
      <text:p text:style-name="Text_20_body">Later you can run a <text:span text:style-name="Strong_20_Emphasis">fuzzy merge</text:span> system.</text:p>
      <text:p text:style-name="Text_20_body">But <text:span text:style-name="Strong_20_Emphasis">don't build that now</text:span>.</text:p>
      <text:p text:style-name="Text_20_body">Start simple.</text:p>
      <text:p text:style-name="Horizontal_20_Line"/>
      <text:h text:style-name="Heading_20_1" text:outline-level="1">Eighth — Your Current QR Generator</text:h>
      <text:p text:style-name="Text_20_body">Your <text:span text:style-name="Source_20_Text">generateQR.js</text:span> tool is <text:span text:style-name="Strong_20_Emphasis">exactly correct</text:span>.</text:p>
      <text:p text:style-name="Text_20_body">You should keep it.</text:p>
      <text:p text:style-name="Text_20_body">It will eventually generate <text:span text:style-name="Strong_20_Emphasis">business signup codes</text:span>.</text:p>
      <text:p text:style-name="Horizontal_20_Line"/>
      <text:h text:style-name="Heading_20_1" text:outline-level="1">Ninth — Next Steps (Correct Order)</text:h>
      <text:p text:style-name="Text_20_body">This is the <text:span text:style-name="Strong_20_Emphasis">safe build order</text:span>.</text:p>
      <text:h text:style-name="Heading_20_3" text:outline-level="3"><text:soft-page-break/>Step 1</text:h>
      <text:p text:style-name="Text_20_body">Create KV store</text:p>
      <text:section text:style-name="Sect1" text:name="Section15">
        <text:p text:style-name="P1"><text:bookmark text:name="code-block-viewer Copy 14"/>wrangler kv namespace create BUSINESSES</text:p>
      </text:section>
      <text:p text:style-name="Horizontal_20_Line"/>
      <text:h text:style-name="Heading_20_3" text:outline-level="3">Step 2</text:h>
      <text:p text:style-name="Text_20_body">Add binding in <text:span text:style-name="Source_20_Text">manifest.json</text:span></text:p>
      <text:section text:style-name="Sect1" text:name="Section16">
        <text:p text:style-name="P1"><text:bookmark text:name="code-block-viewer Copy 15"/>"kv_namespaces": [</text:p>
        <text:p text:style-name="Preformatted_20_Text"><text:s/>{</text:p>
        <text:p text:style-name="Preformatted_20_Text"><text:s text:c="3"/>"binding": "BUSINESSES",</text:p>
        <text:p text:style-name="Preformatted_20_Text"><text:s text:c="3"/>"id": "xxxxx"</text:p>
        <text:p text:style-name="Preformatted_20_Text"><text:s/>}</text:p>
        <text:p text:style-name="Preformatted_20_Text">]</text:p>
      </text:section>
      <text:p text:style-name="Horizontal_20_Line"/>
      <text:h text:style-name="Heading_20_3" text:outline-level="3">Step 3</text:h>
      <text:p text:style-name="Text_20_body">Worker routes</text:p>
      <text:p text:style-name="Text_20_body">Add:</text:p>
      <text:section text:style-name="Sect1" text:name="Section17">
        <text:p text:style-name="P1"><text:bookmark text:name="code-block-viewer Copy 16"/>GET <text:s/>/api/businesses</text:p>
        <text:p text:style-name="Preformatted_20_Text">POST /api/business</text:p>
      </text:section>
      <text:p text:style-name="Horizontal_20_Line"/>
      <text:h text:style-name="Heading_20_3" text:outline-level="3">Step 4</text:h>
      <text:p text:style-name="Text_20_body">Move frontend from</text:p>
      <text:section text:style-name="Sect1" text:name="Section18">
        <text:p text:style-name="P1"><text:bookmark text:name="code-block-viewer Copy 17"/>/businesses.json</text:p>
      </text:section>
      <text:p text:style-name="Text_20_body">to</text:p>
      <text:section text:style-name="Sect1" text:name="Section19">
        <text:p text:style-name="P1"><text:bookmark text:name="code-block-viewer Copy 18"/>/api/businesses</text:p>
      </text:section>
      <text:p text:style-name="Horizontal_20_Line"/>
      <text:h text:style-name="Heading_20_3" text:outline-level="3">Step 5</text:h>
      <text:p text:style-name="Text_20_body">Add QR scanner</text:p>
      <text:section text:style-name="Sect1" text:name="Section20">
        <text:p text:style-name="P1"><text:bookmark text:name="code-block-viewer Copy 19"/>html5-qrcode</text:p>
      </text:section>
      <text:p text:style-name="Text_20_body">This is the best library.</text:p>
      <text:p text:style-name="Horizontal_20_Line"/>
      <text:h text:style-name="Heading_20_3" text:outline-level="3">Step 6</text:h>
      <text:p text:style-name="Text_20_body">Scan → decode → POST business</text:p>
      <text:p text:style-name="Horizontal_20_Line"/>
      <text:h text:style-name="Heading_20_1" text:outline-level="1">Important: You Do NOT Need a Database</text:h>
      <text:p text:style-name="Text_20_body">Your system will run perfectly with:</text:p>
      <text:section text:style-name="Sect1" text:name="Section21">
        <text:p text:style-name="P1"><text:bookmark text:name="code-block-viewer Copy 20"/>Cloudflare KV</text:p>
        <text:p text:style-name="Preformatted_20_Text"><text:soft-page-break/>+</text:p>
        <text:p text:style-name="Preformatted_20_Text">Durable Objects</text:p>
      </text:section>
      <text:p text:style-name="Text_20_body">This is <text:span text:style-name="Strong_20_Emphasis">extremely scalable</text:span>.</text:p>
      <text:p text:style-name="Text_20_body">Reddit, Discord, Shopify use similar patterns.</text:p>
      <text:p text:style-name="Horizontal_20_Line"/>
      <text:h text:style-name="Heading_20_1" text:outline-level="1">Tenth — One Critical Question</text:h>
      <text:p text:style-name="Text_20_body">Before we implement the API:</text:p>
      <text:p text:style-name="Text_20_body">Right now <text:span text:style-name="Strong_20_Emphasis">where is the business list loaded from?</text:span></text:p>
      <text:p text:style-name="Text_20_body">Inside <text:span text:style-name="Source_20_Text">app.js</text:span> do you have something like:</text:p>
      <text:section text:style-name="Sect1" text:name="Section22">
        <text:p text:style-name="P1"><text:bookmark text:name="code-block-viewer Copy 21"/>fetch('/businesses.json')</text:p>
      </text:section>
      <text:p text:style-name="Text_20_body">or</text:p>
      <text:section text:style-name="Sect1" text:name="Section23">
        <text:p text:style-name="P1"><text:bookmark text:name="code-block-viewer Copy 22"/>const businesses = [...]</text:p>
      </text:section>
      <text:p text:style-name="Text_20_body">Show me that snippet.</text:p>
      <text:p text:style-name="Text_20_body">That tells me <text:span text:style-name="Strong_20_Emphasis">exactly what to change next</text:span>.</text:p>
      <text:p text:style-name="Text_20_body">Then I can give you the <text:span text:style-name="Strong_20_Emphasis">next 30 lines of code</text:span> to upgrade the system.</text:p>
      <text:p text:style-name="Standard"/>
      <text:p text:style-name="P2">Great — thanks for sending the full <text:span text:style-name="Source_20_Text">index.html</text:span>. This helps a lot. 👍<text:line-break/>Your code is <text:span text:style-name="Strong_20_Emphasis">actually very good</text:span> for a single-file prototype. The structure is clean and your logic for:</text:p>
      <text:list text:style-name="L2">
        <text:list-item>
          <text:p text:style-name="P6">business selection</text:p>
        </text:list-item>
        <text:list-item>
          <text:p text:style-name="P6">search</text:p>
        </text:list-item>
        <text:list-item>
          <text:p text:style-name="P6">near-me sorting</text:p>
        </text:list-item>
        <text:list-item>
          <text:p text:style-name="P6">rating submission</text:p>
        </text:list-item>
        <text:list-item>
          <text:p text:style-name="P6">user KV login</text:p>
        </text:list-item>
      </text:list>
      <text:p text:style-name="Text_20_body">is all <text:span text:style-name="Strong_20_Emphasis">sound</text:span>.</text:p>
      <text:p text:style-name="Text_20_body">So we will <text:span text:style-name="Strong_20_Emphasis">not rewrite anything</text:span>. We only change <text:span text:style-name="Strong_20_Emphasis">one small piece</text:span>.</text:p>
      <text:p text:style-name="Horizontal_20_Line"/>
      <text:h text:style-name="Heading_20_1" text:outline-level="1">The Only Change Needed Right Now</text:h>
      <text:p text:style-name="Text_20_body">Currently you load businesses like this:</text:p>
      <text:section text:style-name="Sect1" text:name="Section24">
        <text:p text:style-name="P1"><text:bookmark text:name="code-block-viewer Copy 23"/>let businesses = [];</text:p>
        <text:p text:style-name="Preformatted_20_Text">fetch('/businesses.json')</text:p>
        <text:p text:style-name="Preformatted_20_Text"><text:s text:c="2"/>.then(res =&gt; res.json())</text:p>
        <text:p text:style-name="Preformatted_20_Text"><text:s text:c="2"/>.then(data =&gt; {</text:p>
        <text:p text:style-name="Preformatted_20_Text"><text:s text:c="4"/>businesses = data;</text:p>
        <text:p text:style-name="Preformatted_20_Text"><text:s text:c="4"/>renderBusinessList();</text:p>
        <text:p text:style-name="Preformatted_20_Text"><text:s text:c="4"/>renderBusinessCards();</text:p>
        <text:p text:style-name="Preformatted_20_Text"><text:s text:c="2"/>})</text:p>
        <text:p text:style-name="Preformatted_20_Text"><text:s text:c="2"/>.catch(err =&gt; console.error('Failed to load businesses.json', err));</text:p>
      </text:section>
      <text:p text:style-name="Text_20_body">That means the list comes from a <text:span text:style-name="Strong_20_Emphasis">static file</text:span>.</text:p>
      <text:p text:style-name="Text_20_body">Instead we want:</text:p>
      <text:section text:style-name="Sect1" text:name="Section25">
        <text:p text:style-name="P1"><text:bookmark text:name="code-block-viewer Copy 24"/>Worker → KV → businesses</text:p>
      </text:section>
      <text:p text:style-name="Text_20_body">So we change that <text:span text:style-name="Strong_20_Emphasis">one block</text:span>.</text:p>
      <text:p text:style-name="Horizontal_20_Line"/>
      <text:h text:style-name="Heading_20_1" text:outline-level="1">Replace This Block</text:h>
      <text:p text:style-name="Text_20_body">Remove this:</text:p>
      <text:section text:style-name="Sect1" text:name="Section26">
        <text:p text:style-name="P1"><text:bookmark text:name="code-block-viewer Copy 25"/>fetch('/businesses.json')</text:p>
        <text:p text:style-name="Preformatted_20_Text"><text:s text:c="2"/>.then(res =&gt; res.json())</text:p>
        <text:p text:style-name="Preformatted_20_Text"><text:s text:c="2"/>.then(data =&gt; {</text:p>
        <text:p text:style-name="Preformatted_20_Text"><text:s text:c="4"/>businesses = data;</text:p>
        <text:p text:style-name="Preformatted_20_Text"><text:s text:c="4"/>renderBusinessList();</text:p>
        <text:p text:style-name="Preformatted_20_Text"><text:s text:c="4"/>renderBusinessCards();</text:p>
        <text:p text:style-name="Preformatted_20_Text"><text:s text:c="2"/>})</text:p>
        <text:p text:style-name="Preformatted_20_Text"><text:s text:c="2"/>.catch(err =&gt; console.error('Failed to load businesses.json', err));</text:p>
      </text:section>
      <text:p text:style-name="Horizontal_20_Line"/>
      <text:h text:style-name="Heading_20_1" text:outline-level="1"><text:soft-page-break/>Replace With This</text:h>
      <text:section text:style-name="Sect1" text:name="Section27">
        <text:p text:style-name="P1"><text:bookmark text:name="code-block-viewer Copy 26"/>async function loadBusinesses() {</text:p>
        <text:p text:style-name="Preformatted_20_Text"><text:s text:c="2"/>try {</text:p>
        <text:p text:style-name="Preformatted_20_Text"><text:s text:c="4"/>const res = await fetch('/api/businesses');</text:p>
        <text:p text:style-name="Preformatted_20_Text"><text:s text:c="4"/>businesses = await res.json();</text:p>
        <text:p text:style-name="Preformatted_20_Text"><text:s text:c="4"/>renderBusinessList();</text:p>
        <text:p text:style-name="Preformatted_20_Text"><text:s text:c="4"/>renderBusinessCards();</text:p>
        <text:p text:style-name="Preformatted_20_Text"><text:s text:c="2"/>} catch (err) {</text:p>
        <text:p text:style-name="Preformatted_20_Text"><text:s text:c="4"/>console.error("Failed to load businesses:", err);</text:p>
        <text:p text:style-name="Preformatted_20_Text"><text:s text:c="2"/>}</text:p>
        <text:p text:style-name="Preformatted_20_Text">}</text:p>
        <text:p text:style-name="Preformatted_20_Text">loadBusinesses();</text:p>
      </text:section>
      <text:p text:style-name="Text_20_body">Everything else in your page <text:span text:style-name="Strong_20_Emphasis">continues working unchanged</text:span>.</text:p>
      <text:p text:style-name="Horizontal_20_Line"/>
      <text:h text:style-name="Heading_20_1" text:outline-level="1">Why This Works With Your Existing Code</text:h>
      <text:p text:style-name="Text_20_body">Your system already uses the <text:span text:style-name="Source_20_Text">businesses</text:span> array everywhere:</text:p>
      <text:section text:style-name="Sect1" text:name="Section28">
        <text:p text:style-name="P1"><text:bookmark text:name="code-block-viewer Copy 27"/>renderBusinessList()</text:p>
        <text:p text:style-name="Preformatted_20_Text">renderBusinessCards()</text:p>
        <text:p text:style-name="Preformatted_20_Text">search</text:p>
        <text:p text:style-name="Preformatted_20_Text">near-me sorting</text:p>
      </text:section>
      <text:p text:style-name="Text_20_body">So once the array is filled by the API instead of the JSON file:</text:p>
      <text:section text:style-name="Sect1" text:name="Section29">
        <text:p text:style-name="P1"><text:bookmark text:name="code-block-viewer Copy 28"/>API → businesses[]</text:p>
      </text:section>
      <text:p text:style-name="Text_20_body">everything still works.</text:p>
      <text:p text:style-name="Horizontal_20_Line"/>
      <text:h text:style-name="Heading_20_1" text:outline-level="1">Your Final Data Flow</text:h>
      <text:section text:style-name="Sect1" text:name="Section30">
        <text:p text:style-name="P1"><text:bookmark text:name="code-block-viewer Copy 29"/>Browser</text:p>
        <text:p text:style-name="Preformatted_20_Text"><text:s text:c="3"/>│</text:p>
        <text:p text:style-name="Preformatted_20_Text">GET /api/businesses</text:p>
        <text:p text:style-name="Preformatted_20_Text"><text:s text:c="3"/>│</text:p>
        <text:p text:style-name="Preformatted_20_Text">Worker</text:p>
        <text:p text:style-name="Preformatted_20_Text"><text:s text:c="3"/>│</text:p>
        <text:p text:style-name="Preformatted_20_Text">KV storage</text:p>
        <text:p text:style-name="Preformatted_20_Text"><text:s text:c="3"/>│</text:p>
        <text:p text:style-name="Preformatted_20_Text">list of businesses</text:p>
        <text:p text:style-name="Preformatted_20_Text"><text:s text:c="3"/>│</text:p>
        <text:p text:style-name="Preformatted_20_Text">Browser receives JSON</text:p>
        <text:p text:style-name="Preformatted_20_Text"><text:s text:c="3"/>│</text:p>
        <text:p text:style-name="Preformatted_20_Text">businesses[]</text:p>
        <text:p text:style-name="Preformatted_20_Text"><text:s text:c="3"/>│</text:p>
        <text:p text:style-name="Preformatted_20_Text">renderBusinessList()</text:p>
      </text:section>
      <text:p text:style-name="Horizontal_20_Line"/>
      <text:h text:style-name="Heading_20_1" text:outline-level="1">Your App Is Now Ready For</text:h>
      <text:p text:style-name="Text_20_body">Once this change is made we can implement:</text:p>
      <text:h text:style-name="Heading_20_3" text:outline-level="3">1️⃣ QR Scan</text:h>
      <text:section text:style-name="Sect1" text:name="Section31">
        <text:p text:style-name="P1"><text:bookmark text:name="code-block-viewer Copy 30"/><text:soft-page-break/>scan QR</text:p>
        <text:p text:style-name="Preformatted_20_Text"><text:s text:c="3"/>↓</text:p>
        <text:p text:style-name="Preformatted_20_Text">decode JSON</text:p>
        <text:p text:style-name="Preformatted_20_Text"><text:s text:c="3"/>↓</text:p>
        <text:p text:style-name="Preformatted_20_Text">POST /api/businesses</text:p>
        <text:p text:style-name="Preformatted_20_Text"><text:s text:c="3"/>↓</text:p>
        <text:p text:style-name="Preformatted_20_Text">loadBusinesses()</text:p>
      </text:section>
      <text:p text:style-name="Horizontal_20_Line"/>
      <text:h text:style-name="Heading_20_3" text:outline-level="3">2️⃣ Manual Business Add Page</text:h>
      <text:section text:style-name="Sect1" text:name="Section32">
        <text:p text:style-name="P1"><text:bookmark text:name="code-block-viewer Copy 31"/>enter name</text:p>
        <text:p text:style-name="Preformatted_20_Text">enter email</text:p>
        <text:p text:style-name="Preformatted_20_Text">get GPS</text:p>
        <text:p text:style-name="Preformatted_20_Text">take photo</text:p>
        <text:p text:style-name="Preformatted_20_Text">POST /api/businesses</text:p>
      </text:section>
      <text:p text:style-name="Horizontal_20_Line"/>
      <text:h text:style-name="Heading_20_3" text:outline-level="3">3️⃣ Duplicate Detection</text:h>
      <text:p text:style-name="Text_20_body">Later we can do:</text:p>
      <text:section text:style-name="Sect1" text:name="Section33">
        <text:p text:style-name="P1"><text:bookmark text:name="code-block-viewer Copy 32"/>if email exists → reject</text:p>
        <text:p text:style-name="Preformatted_20_Text">if name similar → warn</text:p>
      </text:section>
      <text:p text:style-name="Text_20_body">But not needed yet.</text:p>
      <text:p text:style-name="Standard"/>
      <text:h text:style-name="P3" text:outline-level="3">What your system now has working</text:h>
      <text:p text:style-name="Text_20_body">Your stack is now functioning as intended:</text:p>
      <text:p text:style-name="Text_20_body"><text:span text:style-name="Strong_20_Emphasis">Seeder</text:span></text:p>
      <text:section text:style-name="Sect1" text:name="Section34">
        <text:p text:style-name="P1"><text:bookmark text:name="code-block-viewer Copy 33"/>seedBusinesses.js</text:p>
      </text:section>
      <text:p text:style-name="Text_20_body">⬇ POST</text:p>
      <text:p text:style-name="Text_20_body"><text:span text:style-name="Strong_20_Emphasis">Worker API</text:span></text:p>
      <text:section text:style-name="Sect1" text:name="Section35">
        <text:p text:style-name="P1"><text:bookmark text:name="code-block-viewer Copy 34"/>/api/businesses</text:p>
      </text:section>
      <text:p text:style-name="Text_20_body">⬇ stores</text:p>
      <text:p text:style-name="Text_20_body"><text:span text:style-name="Strong_20_Emphasis">Cloudflare KV</text:span></text:p>
      <text:section text:style-name="Sect1" text:name="Section36">
        <text:p text:style-name="P1"><text:bookmark text:name="code-block-viewer Copy 35"/>BUSINESSES_KV</text:p>
      </text:section>
      <text:p text:style-name="Text_20_body">⬇ GET</text:p>
      <text:p text:style-name="Text_20_body"><text:span text:style-name="Strong_20_Emphasis">Verifier</text:span></text:p>
      <text:section text:style-name="Sect1" text:name="Section37">
        <text:p text:style-name="P1"><text:bookmark text:name="code-block-viewer Copy 36"/>verifyBusinesses.js</text:p>
      </text:section>
      <text:p text:style-name="Text_20_body">Everything is connected and validated.</text:p>
      <text:p text:style-name="Horizontal_20_Line"/>
      <text:h text:style-name="Heading_20_3" text:outline-level="3">One small optional improvement (not urgent)</text:h>
      <text:p text:style-name="Text_20_body">Your verifier currently fetches:</text:p>
      <text:section text:style-name="Sect1" text:name="Section38">
        <text:p text:style-name="P1"><text:bookmark text:name="code-block-viewer Copy 37"/>/businesses.json</text:p>
      </text:section>
      <text:p text:style-name="Text_20_body">But your Worker API endpoint is actually:</text:p>
      <text:section text:style-name="Sect1" text:name="Section39">
        <text:p text:style-name="P1"><text:bookmark text:name="code-block-viewer Copy 38"/>/api/businesses</text:p>
      </text:section>
      <text:p text:style-name="Text_20_body">If you want it <text:span text:style-name="Strong_20_Emphasis">100% aligned with your API</text:span>, change this line in <text:span text:style-name="Source_20_Text">verifyBusinesses.js</text:span>:</text:p>
      <text:section text:style-name="Sect1" text:name="Section40">
        <text:p text:style-name="P1"><text:bookmark text:name="code-block-viewer Copy 39"/>const res = await fetch(`${WORKER_URL}/businesses.json`);</text:p>
      </text:section>
      <text:p text:style-name="Text_20_body">to:</text:p>
      <text:section text:style-name="Sect1" text:name="Section41">
        <text:p text:style-name="P1"><text:bookmark text:name="code-block-viewer Copy 40"/>const res = await fetch(`${WORKER_URL}/api/businesses`);</text:p>
      </text:section>
      <text:p text:style-name="Text_20_body">This ensures you're verifying <text:span text:style-name="Strong_20_Emphasis">exactly what your Worker API returns</text:span>, not a static asset.</text:p>
      <text:p text:style-name="Horizontal_20_Line"/>
      <text:h text:style-name="Heading_20_3" text:outline-level="3">Where you are now in the project</text:h>
      <text:p text:style-name="Text_20_body">You have successfully completed the <text:span text:style-name="Strong_20_Emphasis">business registry layer</text:span>:</text:p>
      <text:p text:style-name="Text_20_body">✔ business storage<text:line-break/>✔ API access<text:line-break/>✔ KV persistence<text:line-break/>✔ automated verification</text:p>
      <text:p text:style-name="Text_20_body">The <text:span text:style-name="Strong_20_Emphasis">next logical feature</text:span> (if you continue building the rating system) would usually be:</text:p>
      <text:p text:style-name="Text_20_body"><text:span text:style-name="Strong_20_Emphasis">Ratings storage per business via Durable Objects</text:span></text:p>
      <text:p text:style-name="Text_20_body">which your project already hints at with:</text:p>
      <text:section text:style-name="Sect1" text:name="Section42">
        <text:p text:style-name="P1"><text:bookmark text:name="code-block-viewer Copy 41"/>env.MY_DURABLE_OBJECT</text:p>
      </text:section>
      <text:p text:style-name="Text_20_body"><text:soft-page-break/>If you want, I can also show you the <text:span text:style-name="Strong_20_Emphasis">clean architecture for the rating flow</text:span> so the system scales properly when hundreds of businesses and thousands of ratings exist.</text:p>
      <text:p text:style-name="Standard"><text:span text:style-name="T1">TO SEE WHATS IN THE KV <text:line-break/></text:span><text:span text:style-name="T3">wrangler kv key list --binding=BUSINESSES_KV --remo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1:35:22.590903303</meta:creation-date>
    <meta:generator>LibreOffice/24.2.7.2$Linux_X86_64 LibreOffice_project/420$Build-2</meta:generator>
    <dc:date>2026-03-17T16:16:28.739908564</dc:date>
    <meta:editing-duration>PT4H4M35S</meta:editing-duration>
    <meta:editing-cycles>4</meta:editing-cycles>
    <meta:document-statistic meta:table-count="0" meta:image-count="0" meta:object-count="0" meta:page-count="11" meta:paragraph-count="324" meta:word-count="1138" meta:character-count="7183" meta:non-whitespace-character-count="6118"/>
  </office:meta>
</office:document-meta>
</file>